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style style:name="P6" style:family="paragraph" style:parent-style-name="Heading_20_2">
      <style:paragraph-properties fo:break-before="page"/>
      <style:text-properties fo:language="ru" fo:country="RU"/>
    </style:style>
    <style:style style:name="P7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8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11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1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3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7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style:font-name="Consola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РУКОВОДСТВО</text:p>
      <text:p text:style-name="P10">по программному комплексу «<text:span text:style-name="T1">pyPC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>Калининград-2014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"><text:a xlink:type="simple" xlink:href="#__RefHeading__113_806256751" text:style-name="Index_20_Link" text:visited-style-name="Index_20_Link">Благодарности<text:tab/>3</text:a></text:p>
          <text:p text:style-name="P4"><text:a xlink:type="simple" xlink:href="#__RefHeading__107_806256751" text:style-name="Index_20_Link" text:visited-style-name="Index_20_Link">Для кого это чудо<text:tab/>3</text:a></text:p>
          <text:p text:style-name="P4"><text:a xlink:type="simple" xlink:href="#__RefHeading__109_806256751" text:style-name="Index_20_Link" text:visited-style-name="Index_20_Link">История создания<text:tab/>3</text:a></text:p>
          <text:p text:style-name="P4"><text:a xlink:type="simple" xlink:href="#__RefHeading__687_211849794" text:style-name="Index_20_Link" text:visited-style-name="Index_20_Link">Как это всё устроено?<text:tab/>4</text:a></text:p>
          <text:p text:style-name="P4"><text:a xlink:type="simple" xlink:href="#__RefHeading__689_211849794" text:style-name="Index_20_Link" text:visited-style-name="Index_20_Link">Система команд ЦП<text:tab/>4</text:a></text:p>
          <text:p text:style-name="P4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6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2"/>
      <text:h text:style-name="Heading_20_2" text:outline-level="2"><text:bookmark text:name="__RefHeading__107_806256751"/>Для кого это чудо<text:bookmark-end text:name="__RefHeading__107_806256751"/></text:h>
      <text:p text:style-name="P13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13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6">проспонсируйте </text:span><text:span text:style-name="T7">мотивируйте</text:span> автора).</text:p>
      <text:p text:style-name="P18"/>
      <text:h text:style-name="Heading_20_2" text:outline-level="2"><text:bookmark text:name="__RefHeading__109_806256751"/>История создания<text:bookmark-end text:name="__RefHeading__109_806256751"/></text:h>
      <text:p text:style-name="P13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13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13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13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7"/>
      <text:p text:style-name="P13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2"/>
      <text:h text:style-name="Heading_20_2" text:outline-level="2"><text:bookmark text:name="__RefHeading__687_211849794"/>Как это всё устроено?<text:bookmark-end text:name="__RefHeading__687_211849794"/></text:h>
      <text:p text:style-name="P16"><text:span text:style-name="T4">pyPC</text:span>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 text:name="__RefHeading__689_211849794"/>Система команд ЦП<text:bookmark-end text:name="__RefHeading__689_211849794"/></text:h>
      <text:p text:style-name="P12">Ниже приводятся доступные команды ЦП</text:p>
      <text:p text:style-name="P12">В каждой команде есть префикс:</text:p>
      <text:p text:style-name="P15">r – <text:span text:style-name="T5">регистровая команда</text:span></text:p>
      <text:p text:style-name="P15">n – <text:span text:style-name="T5">команда с фиксированным числом</text:span></text:p>
      <text:p text:style-name="P15">m – <text:span text:style-name="T5">команда с ячейкой памяти</text:span></text:p>
      <text:p text:style-name="P3"><text:span text:style-name="T5">0. </text:span>A.rset(A)</text:p>
      <text:p text:style-name="P12">Команда устанавливает регистр А значением содержащимся в самом регистре А (фактически не меняет содержимое).</text:p>
      <text:p text:style-name="P3">1. A.radd(A)</text:p>
      <text:p text:style-name="P12">Добавляет в регистр А содержимое регистра А (фактически удвоение содержимого).</text:p>
      <text:p text:style-name="P3">2. A.rsub(A)</text:p>
      <text:p text:style-name="P12">Вычитает содержимое регистра А содержимым регистра А (фактически обнуление).</text:p>
      <text:p text:style-name="P3">3. A.rinc(A)</text:p>
      <text:p text:style-name="P12">Складывает содержимое регистра А с содержимым самого регистра (фактически возведение в квадрат).</text:p>
      <text:p text:style-name="P3">4. A.rdec(A)</text:p>
      <text:p text:style-name="P12">Вычитает из содержимого регистра А его содержимое (фактически обнуление).</text:p>
      <text:p text:style-name="P3">5. A.rnot(A)</text:p>
      <text:p text:style-name="P12">Инверсия содержимого регистра А его содержимым.</text:p>
      <text:p text:style-name="P1">6. <text:span text:style-name="T8">A.</text:span><text:span text:style-name="T8">r</text:span><text:span text:style-name="T8">xor(A)</text:span></text:p>
      <text:p text:style-name="P12">Исключающее ИЛИ регистра А его содержимым (фактически обнуление).</text:p>
      <text:p text:style-name="P1">7. <text:span text:style-name="T8">A.</text:span><text:span text:style-name="T8">r</text:span><text:span text:style-name="T8">or(A)</text:span></text:p>
      <text:p text:style-name="P12">Логическое ИЛИ регистра А с его содержимым (не влияет на содержание).</text:p>
      <text:p text:style-name="P3">8. A.rand(A)</text:p>
      <text:p text:style-name="P12">Логическое И регистра А с его содержимым (не влияет на содержание).</text:p>
      <text:p text:style-name="P3">9. A.rshr(A)</text:p>
      <text:p text:style-name="P12">Правый сдвиг содержимого регистра А в регистре А.</text:p>
      <text:p text:style-name="P3"><text:soft-page-break/>10. A.rshl(A)</text:p>
      <text:p text:style-name="P12">Левый сдвиг содержимого регистра А в регистре А.</text:p>
      <text:p text:style-name="P3">11. A.nset(n)</text:p>
      <text:p text:style-name="P12">Установка регистра А числом <text:span text:style-name="T1">n.</text:span></text:p>
      <text:p text:style-name="P3">12. A.nadd(n)</text:p>
      <text:p text:style-name="P12">Сложить регистр А с числом <text:span text:style-name="T1">n.</text:span></text:p>
      <text:p text:style-name="P3">13. A.nsub(n)</text:p>
      <text:p text:style-name="P12">Вычесть из регистра А число <text:span text:style-name="T1">n</text:span></text:p>
      <text:p text:style-name="P3">14. A.nnot(n)</text:p>
      <text:p text:style-name="P12">Занести в регистр А инверсию числа <text:span text:style-name="T1">n.</text:span></text:p>
      <text:p text:style-name="P3">15. A.nxor(n)</text:p>
      <text:p text:style-name="P12">Исключающее ИЛИ регистра А с числом <text:span text:style-name="T1">n.</text:span></text:p>
      <text:p text:style-name="P3">16. A.nor(n)</text:p>
      <text:p text:style-name="P14"><text:span text:style-name="T1">Логическое </text:span>ИЛИ<text:span text:style-name="T1"> регистра А с числом n.</text:span></text:p>
      <text:p text:style-name="P3">17. A.nand(n)</text:p>
      <text:p text:style-name="P12">Логическое сложение регистра А с числом <text:span text:style-name="T1">n.</text:span></text:p>
      <text:p text:style-name="P3">1<text:span text:style-name="T5">8</text:span>. A.mget(nn)</text:p>
      <text:p text:style-name="P12">Установка регистра А значением, хранящимся по адресу <text:span text:style-name="T1">[n</text:span><text:span text:style-name="T1">n</text:span><text:span text:style-name="T1">]</text:span><text:span text:style-name="T1">.</text:span></text:p>
      <text:p text:style-name="P3">19. A.madd(nn)</text:p>
      <text:p text:style-name="P12">Сложение<text:span text:style-name="T1"> регистра А 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3"><text:span text:style-name="T5">20</text:span>. A.msub(nn)</text:p>
      <text:p text:style-name="P12">Вычитание<text:span text:style-name="T1"> регистра А значением, хранящимся по адресу [nn].</text:span></text:p>
      <text:p text:style-name="P3"><text:span text:style-name="T5">2</text:span>1. A.minc(nn)</text:p>
      <text:p text:style-name="P12">Инкремент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3"><text:span text:style-name="T5">2</text:span><text:span text:style-name="T5">2</text:span>. A.mdec(nn)</text:p>
      <text:p text:style-name="P12">Декремент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3"><text:span text:style-name="T5">2</text:span><text:span text:style-name="T5">3</text:span>. A.mnot(nn)</text:p>
      <text:p text:style-name="P12">Инверсия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3"><text:span text:style-name="T5">2</text:span><text:span text:style-name="T5">4</text:span>. A.mxor(nn)</text:p>
      <text:p text:style-name="P12">Исключающее ИЛИ<text:span text:style-name="T1"> регистра А <text:s/></text:span><text:span text:style-name="T1">значением, хранящимся по адресу [n</text:span><text:span text:style-name="T1">n</text:span><text:span text:style-name="T1">]</text:span><text:span text:style-name="T1">.</text:span></text:p>
      <text:p text:style-name="P3"><text:span text:style-name="T5">2</text:span><text:span text:style-name="T5">5</text:span>. A.mor(nn)</text:p>
      <text:p text:style-name="P12">Логическое сложение регистра А <text:s/>значением, хранящимся по адресу [nn].</text:p>
      <text:p text:style-name="P3"><text:span text:style-name="T5">2</text:span><text:span text:style-name="T5">7</text:span>. A.mshr(nn)</text:p>
      <text:p text:style-name="P12">Сдвиг вправо регистра А на 1 бит значением, хранящимся по адресу [nn].</text:p>
      <text:p text:style-name="P3"><text:span text:style-name="T5">2</text:span><text:span text:style-name="T5">8</text:span>. A.mshl(nn)</text:p>
      <text:p text:style-name="P12">Сдвиг влево регистра А на 1 бит значением, хранящимся по адресу [nn].</text:p>
      <text:p text:style-name="P3"><text:span text:style-name="T5">2</text:span><text:span text:style-name="T5">9</text:span>. A.mgetf()</text:p>
      <text:p text:style-name="P12">Получить флаги регистра А в значение регистра А.</text:p>
      <text:p text:style-name="P3"><text:span text:style-name="T5">30</text:span>. A.msetf()</text:p>
      <text:p text:style-name="P12">Установить флаги регистра А значением регистра А.</text:p>
      <text:p text:style-name="P3"><text:soft-page-break/><text:span text:style-name="T5">3</text:span>1. A.ifz(nn)</text:p>
      <text:p text:style-name="P12">Если регистр А равен 0, переход по адресу <text:span text:style-name="T1">[</text:span><text:span text:style-name="T1">nn</text:span><text:span text:style-name="T1">]</text:span><text:span text:style-name="T1">.</text:span></text:p>
      <text:p text:style-name="P3"><text:span text:style-name="T5">3</text:span>2. A.<text:span text:style-name="T5">n</text:span>cmp(n)</text:p>
      <text:p text:style-name="P12">Сравнение регистра А с числом <text:span text:style-name="T1">n.</text:span></text:p>
      <text:p text:style-name="P3"><text:span text:style-name="T5">3</text:span>3. A.ifnz(nn)</text:p>
      <text:p text:style-name="P12"><text:span text:style-name="T1">Если регистр А </text:span>не <text:span text:style-name="T1">равен 0, переход по адресу </text:span><text:span text:style-name="T1">[</text:span><text:span text:style-name="T1">nn</text:span><text:span text:style-name="T1">]</text:span><text:span text:style-name="T1">.</text:span></text:p>
      <text:p text:style-name="P3"><text:span text:style-name="T5">3</text:span>3. A.mset(nn)</text:p>
      <text:p text:style-name="P12">Сохранить регистр А, по адресу <text:span text:style-name="T1">[nn]</text:span></text:p>
      <text:p text:style-name="P3"><text:span text:style-name="T5">3</text:span><text:span text:style-name="T5">4</text:span>. A.call()</text:p>
      <text:p text:style-name="P12">Вызов процедуры по адресу, хранимому в регистре А</text:p>
      <text:p text:style-name="P18"/>
      <text:p text:style-name="P18"/>
      <text:p text:style-name="P18"/>
      <text:p text:style-name="P18"/>
      <text:p text:style-name="P18"/>
      <text:h text:style-name="Heading_20_2" text:outline-level="2"><text:bookmark text:name="__RefHeading__691_211849794"/>Представление флагов через регистр<text:bookmark-end text:name="__RefHeading__691_211849794"/></text:h>
      <text:p text:style-name="P19">Флаги в регистре располагаются в следующем порядке:</text:p>
      <text:p text:style-name="P19">0 – <text:span text:style-name="T1">FlagZ</text:span></text:p>
      <text:p text:style-name="P20">1 – FlagC</text:p>
      <text:p text:style-name="P20">2 – FlagO</text:p>
      <text:p text:style-name="P20">3 – FlagS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1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09-30T16:35:30.60</dc:date>
    <meta:editing-duration>PT19H12M33S</meta:editing-duration>
    <meta:editing-cycles>34</meta:editing-cycles>
    <meta:generator>OpenOffice.org/3.2$Win32 OpenOffice.org_project/320m12$Build-9483</meta:generator>
    <dc:creator>Валерий Шипков</dc:creator>
    <meta:document-statistic meta:table-count="0" meta:image-count="0" meta:object-count="0" meta:page-count="7" meta:paragraph-count="115" meta:word-count="1084" meta:character-count="7429"/>
    <meta:user-defined meta:name="Язык">russian</meta:user-defined>
  </office:meta>
</office:document-meta>
</file>